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23800000181C7FB4C37.eps" manifest:media-type=""/>
  <manifest:file-entry manifest:full-path="Pictures/2000000200000238000001814F563066.eps" manifest:media-type=""/>
  <manifest:file-entry manifest:full-path="Pictures/20000002000002380000022169EC0697.eps" manifest:media-type=""/>
  <manifest:file-entry manifest:full-path="Pictures/200000020000023800000221411856CA.eps" manifest:media-type=""/>
  <manifest:file-entry manifest:full-path="Pictures/200000020000023800000181D1A60381.eps" manifest:media-type=""/>
  <manifest:file-entry manifest:full-path="Pictures/20000002000002380000022147EF9875.eps" manifest:media-type=""/>
  <manifest:file-entry manifest:full-path="Pictures/2000000200000238000002219EA0D8F3.eps" manifest:media-type=""/>
  <manifest:file-entry manifest:full-path="Pictures/200000020000023800000221D79F0A9E.eps" manifest:media-type=""/>
  <manifest:file-entry manifest:full-path="Pictures/200000020000023800000221E449BDE8.eps" manifest:media-type=""/>
  <manifest:file-entry manifest:full-path="Pictures/20000002000001090000016B40B39C60.eps" manifest:media-type=""/>
  <manifest:file-entry manifest:full-path="Pictures/2000000200000238000002219A57F33C.eps" manifest:media-type=""/>
  <manifest:file-entry manifest:full-path="Pictures/20000002000001090000016B218998DA.eps" manifest:media-type=""/>
  <manifest:file-entry manifest:full-path="Pictures/2000000200000238000002214272D9C9.eps" manifest:media-type=""/>
  <manifest:file-entry manifest:full-path="Pictures/20000002000001F4000002B40502E730.eps" manifest:media-type=""/>
  <manifest:file-entry manifest:full-path="Pictures/200000020000023800000221CF9064F3.eps" manifest:media-type=""/>
  <manifest:file-entry manifest:full-path="Pictures/200000020000023800000181990FE260.eps" manifest:media-type=""/>
  <manifest:file-entry manifest:full-path="Pictures/20000002000002380000022115552447.eps" manifest:media-type=""/>
  <manifest:file-entry manifest:full-path="Pictures/2000000200000238000001811FE080BF.eps" manifest:media-type=""/>
  <manifest:file-entry manifest:full-path="Pictures/20000002000002380000016F38025979.eps" manifest:media-type=""/>
  <manifest:file-entry manifest:full-path="Pictures/200000020000023800000221DEA671B8.eps" manifest:media-type=""/>
  <manifest:file-entry manifest:full-path="Pictures/2000000200000238000002216D2FB977.eps" manifest:media-type=""/>
  <manifest:file-entry manifest:full-path="Pictures/200000020000023800000181523DD365.eps" manifest:media-type=""/>
  <manifest:file-entry manifest:full-path="Pictures/2000000200000238000002217472C627.eps" manifest:media-type=""/>
  <manifest:file-entry manifest:full-path="Pictures/20000002000001F4000002B44FCAD712.eps" manifest:media-type=""/>
  <manifest:file-entry manifest:full-path="Pictures/20000002000002380000016F4C15C948.eps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1.632cm"/>
    </style:style>
    <style:style style:name="gr6" style:family="graphic" style:parent-style-name="objectwithoutfill">
      <style:graphic-properties svg:stroke-width="0.305cm" draw:marker-start-width="0.66cm" draw:marker-end="Arrow" draw:marker-end-width="0.762cm" draw:fill="none" draw:textarea-vertical-align="middle" fo:padding-top="0.277cm" fo:padding-bottom="0.277cm" fo:padding-left="0.402cm" fo:padding-right="0.402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961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961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0000ff" draw:marker-start-width="0.356cm" draw:marker-end-width="0.356cm" draw:fill="none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32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style-name="Regular" style:font-family-generic="swiss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4" style:family="text">
      <style:text-properties style:text-position="sub 58%" fo:font-family="'Liberation Sans'" style:font-family-generic="roman" style:font-pitch="variable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5" style:family="text">
      <style:text-properties style:text-position="0% 100%" fo:font-family="'Liberation Sans'" style:font-family-generic="roman" style:font-pitch="variable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6" style:family="text">
      <style:text-properties style:text-position="sub 58%" fo:font-family="'Liberation Sans'" style:font-style-name="Regular" style:font-family-generic="swiss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7" style:family="text">
      <style:text-properties fo:font-family="'DejaVu Sans'" style:font-style-name="Book" style:font-family-generic="swiss" fo:font-weight="bold" style:font-family-asian="'DejaVu Sans'" style:font-style-name-asian="Book" style:font-family-generic-asian="swiss" style:font-weight-asian="bold" style:font-family-complex="'DejaVu Sans'" style:font-style-name-complex="Book" style:font-family-generic-complex="swiss" style:font-weight-complex="bold"/>
    </style:style>
    <style:style style:name="T8" style:family="text">
      <style:text-properties fo:font-family="'Liberation Sans'" style:font-family-generic="roman" style:font-pitch="variable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9" style:family="text">
      <style:text-properties style:text-position="super 58%" fo:font-family="'Liberation Sans'" style:font-family-generic="roman" style:font-pitch="variable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position="sub 58%"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3" style:family="text">
      <style:text-properties fo:font-size="32pt"/>
    </style:style>
    <style:style style:name="T14" style:family="text">
      <style:text-properties fo:font-family="'Liberation Sans'" style:font-style-name="Regular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9/14/2013</presentation:date-time-decl>
      <draw:page draw:name="page1" draw:style-name="dp1" draw:master-page-name="Default" presentation:presentation-page-layout-name="AL1T32" presentation:use-date-time-name="dtd1">
        <draw:frame presentation:style-name="pr1" draw:layer="layout" svg:width="25.199cm" svg:height="16.255cm" svg:x="1.4cm" svg:y="0.837cm" presentation:class="subtitle">
          <draw:text-box>
            <text:p>High Energy Event Reconstruction</text:p>
            <text:p/>
            <text:p>Michinari Saka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date-time-name="dtd1">
        <draw:frame presentation:style-name="pr3" draw:text-style-name="P1" draw:layer="layout" svg:width="24.639cm" svg:height="12.179cm" svg:x="1.4cm" svg:y="4.914cm" presentation:class="subtitle">
          <draw:text-box>
            <text:list text:style-name="L1">
              <text:list-item>
                <text:p text:style-name="P1"><text:s/>High energy <text:span text:style-name="T1">ν</text:span> MC</text:p>
                <text:list>
                  <text:list-header>
                    <text:p text:style-name="P1">→ Need neutrino event generator for KLG4</text:p>
                    <text:p text:style-name="P1"/>
                  </text:list-header>
                </text:list>
              </text:list-item>
              <text:list-item>
                <text:p text:style-name="P1"><text:s/>Candidates: Nuance, GENIE</text:p>
                <text:p text:style-name="P1"/>
              </text:list-item>
              <text:list-item>
                <text:p text:style-name="P1"><text:s/>Need to compare both behaviors.</text:p>
                <text:p text:style-name="P1"/>
              </text:list-item>
              <text:list-item>
                <text:p text:style-name="P1"><text:s/>Then make choice.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What Tools are Needed to Study High Energy <text:span text:style-name="T1">ν</text:span><text:span text:style-name="T2"> Ineractions</text:span>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Nuance (NC interactions)</text:p>
          </draw:text-box>
        </draw:frame>
        <draw:frame draw:style-name="gr2" draw:text-style-name="P2" draw:layer="layout" svg:width="15.172cm" svg:height="20.999cm" draw:transform="rotate (-1.5707963267949) translate (24.849cm 4.233cm)">
          <draw:image xlink:href="Pictures/20000002000001F4000002B44FCAD712.eps" xlink:type="simple" xlink:show="embed" xlink:actuate="onLoad">
            <text:p/>
          </draw:image>
        </draw:frame>
        <draw:frame draw:style-name="gr3" draw:layer="layout" svg:width="4.064cm" svg:height="0.962cm" svg:x="21.082cm" svg:y="3.381cm">
          <draw:text-box>
            <text:p>H. Ikeda</text:p>
          </draw:text-box>
        </draw:frame>
        <draw:frame draw:style-name="gr4" draw:text-style-name="P3" draw:layer="layout" svg:width="4.318cm" svg:height="1.171cm" svg:x="10.63cm" svg:y="11.022cm">
          <draw:text-box>
            <text:p><text:span text:style-name="T3">ν</text:span><text:span text:style-name="T4">e</text:span><text:span text:style-name="T5"> [MeV]</text:span></text:p>
          </draw:text-box>
        </draw:frame>
        <draw:frame draw:style-name="gr4" draw:text-style-name="P3" draw:layer="layout" svg:width="4.318cm" svg:height="1.171cm" svg:x="20.53cm" svg:y="11.023cm">
          <draw:text-box>
            <text:p><text:span text:style-name="T3">anti-ν</text:span><text:span text:style-name="T4">e</text:span><text:span text:style-name="T5"> [MeV]</text:span></text:p>
          </draw:text-box>
        </draw:frame>
        <draw:frame draw:style-name="gr5" draw:text-style-name="P3" draw:layer="layout" svg:width="4.318cm" svg:height="1.882cm" svg:x="20.53cm" svg:y="19.07cm">
          <draw:text-box>
            <text:p><text:span text:style-name="T3">anti-ν</text:span><text:span text:style-name="T6">μ</text:span><text:span text:style-name="T5"> [MeV]</text:span></text:p>
          </draw:text-box>
        </draw:frame>
        <draw:frame draw:style-name="gr4" draw:text-style-name="P3" draw:layer="layout" svg:width="4.318cm" svg:height="1.171cm" svg:x="10.53cm" svg:y="19.071cm">
          <draw:text-box>
            <text:p><text:span text:style-name="T3">ν</text:span><text:span text:style-name="T6">μ</text:span><text:span text:style-name="T5"> [MeV]</text:span></text:p>
          </draw:text-box>
        </draw:frame>
        <draw:frame draw:style-name="gr4" draw:text-style-name="P5" draw:layer="layout" svg:width="6.096cm" svg:height="0.999cm" draw:transform="rotate (1.5707963267949) translate (3.248cm 10.17cm)">
          <draw:text-box>
            <text:p text:style-name="P4"><text:span text:style-name="T7">σ</text:span><text:span text:style-name="T8"> [10</text:span><text:span text:style-name="T9">-38</text:span><text:span text:style-name="T5"> cm</text:span><text:span text:style-name="T9">2</text:span><text:span text:style-name="T5">]</text:span></text:p>
          </draw:text-box>
        </draw:frame>
        <draw:frame draw:style-name="gr4" draw:text-style-name="P5" draw:layer="layout" svg:width="6.096cm" svg:height="0.999cm" draw:transform="rotate (1.5707963267949) translate (14.549cm 10.17cm)">
          <draw:text-box>
            <text:p text:style-name="P4"><text:span text:style-name="T7">σ</text:span><text:span text:style-name="T8"> [10</text:span><text:span text:style-name="T9">-38</text:span><text:span text:style-name="T5"> cm</text:span><text:span text:style-name="T9">2</text:span><text:span text:style-name="T5">]</text:span></text:p>
          </draw:text-box>
        </draw:frame>
        <draw:frame draw:style-name="gr4" draw:text-style-name="P5" draw:layer="layout" svg:width="6.096cm" svg:height="0.999cm" draw:transform="rotate (1.5707963267949) translate (14.55cm 18.17cm)">
          <draw:text-box>
            <text:p text:style-name="P4"><text:span text:style-name="T7">σ</text:span><text:span text:style-name="T8"> [10</text:span><text:span text:style-name="T9">-38</text:span><text:span text:style-name="T5"> cm</text:span><text:span text:style-name="T9">2</text:span><text:span text:style-name="T5">]</text:span></text:p>
          </draw:text-box>
        </draw:frame>
        <draw:frame draw:style-name="gr4" draw:text-style-name="P5" draw:layer="layout" svg:width="6.096cm" svg:height="0.999cm" draw:transform="rotate (1.5707963267949) translate (3.249cm 18.17cm)">
          <draw:text-box>
            <text:p text:style-name="P4"><text:span text:style-name="T7">σ</text:span><text:span text:style-name="T8"> [10</text:span><text:span text:style-name="T9">-38</text:span><text:span text:style-name="T5"> cm</text:span><text:span text:style-name="T9">2</text:span><text:span text:style-name="T5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GENIE (NC interactions)</text:p>
          </draw:text-box>
        </draw:frame>
        <draw:frame draw:style-name="gr2" draw:text-style-name="P2" draw:layer="layout" svg:width="23.712cm" svg:height="15.32cm" svg:x="2.704cm" svg:y="4.077cm">
          <draw:image xlink:href="Pictures/20000002000002380000016F4C15C948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Nuance (CC interactions)</text:p>
          </draw:text-box>
        </draw:frame>
        <draw:frame draw:style-name="gr3" draw:text-style-name="P6" draw:layer="layout" svg:width="4.064cm" svg:height="0.962cm" svg:x="21.082cm" svg:y="3.381cm">
          <draw:text-box>
            <text:p><text:span text:style-name="T10">H. Ikeda</text:span></text:p>
          </draw:text-box>
        </draw:frame>
        <draw:frame draw:style-name="gr2" draw:text-style-name="P2" draw:layer="layout" svg:width="15.172cm" svg:height="20.999cm" draw:transform="rotate (-1.5707963267949) translate (24.829cm 4.244cm)">
          <draw:image xlink:href="Pictures/20000002000001F4000002B40502E730.eps" xlink:type="simple" xlink:show="embed" xlink:actuate="onLoad">
            <text:p/>
          </draw:image>
        </draw:frame>
        <draw:frame draw:style-name="gr4" draw:text-style-name="P3" draw:layer="layout" svg:width="4.318cm" svg:height="1.171cm" svg:x="10.63cm" svg:y="11.022cm">
          <draw:text-box>
            <text:p><text:span text:style-name="T3">ν</text:span><text:span text:style-name="T4">e</text:span><text:span text:style-name="T5"> [MeV]</text:span></text:p>
          </draw:text-box>
        </draw:frame>
        <draw:frame draw:style-name="gr4" draw:text-style-name="P3" draw:layer="layout" svg:width="4.318cm" svg:height="1.171cm" svg:x="20.53cm" svg:y="11.023cm">
          <draw:text-box>
            <text:p><text:span text:style-name="T3">anti-ν</text:span><text:span text:style-name="T4">e</text:span><text:span text:style-name="T5"> [MeV]</text:span></text:p>
          </draw:text-box>
        </draw:frame>
        <draw:frame draw:style-name="gr4" draw:text-style-name="P3" draw:layer="layout" svg:width="4.318cm" svg:height="1.882cm" svg:x="20.53cm" svg:y="19.07cm">
          <draw:text-box>
            <text:p><text:span text:style-name="T3">anti-ν</text:span><text:span text:style-name="T6">μ</text:span><text:span text:style-name="T5"> [MeV]</text:span></text:p>
          </draw:text-box>
        </draw:frame>
        <draw:frame draw:style-name="gr4" draw:text-style-name="P3" draw:layer="layout" svg:width="4.318cm" svg:height="1.171cm" svg:x="10.53cm" svg:y="19.071cm">
          <draw:text-box>
            <text:p><text:span text:style-name="T3">ν</text:span><text:span text:style-name="T6">μ</text:span><text:span text:style-name="T5"> [MeV]</text:span></text:p>
          </draw:text-box>
        </draw:frame>
        <draw:frame draw:style-name="gr4" draw:text-style-name="P5" draw:layer="layout" svg:width="6.096cm" svg:height="0.999cm" draw:transform="rotate (1.5707963267949) translate (3.249cm 10.17cm)">
          <draw:text-box>
            <text:p text:style-name="P4"><text:span text:style-name="T7">σ</text:span><text:span text:style-name="T8"> [10</text:span><text:span text:style-name="T9">-38</text:span><text:span text:style-name="T5"> cm</text:span><text:span text:style-name="T9">2</text:span><text:span text:style-name="T5">]</text:span></text:p>
          </draw:text-box>
        </draw:frame>
        <draw:frame draw:style-name="gr4" draw:text-style-name="P5" draw:layer="layout" svg:width="6.096cm" svg:height="0.999cm" draw:transform="rotate (1.5707963267949) translate (14.55cm 10.17cm)">
          <draw:text-box>
            <text:p text:style-name="P4"><text:span text:style-name="T7">σ</text:span><text:span text:style-name="T8"> [10</text:span><text:span text:style-name="T9">-38</text:span><text:span text:style-name="T5"> cm</text:span><text:span text:style-name="T9">2</text:span><text:span text:style-name="T5">]</text:span></text:p>
          </draw:text-box>
        </draw:frame>
        <draw:frame draw:style-name="gr4" draw:text-style-name="P5" draw:layer="layout" svg:width="6.096cm" svg:height="0.999cm" draw:transform="rotate (1.5707963267949) translate (14.551cm 18.17cm)">
          <draw:text-box>
            <text:p text:style-name="P4"><text:span text:style-name="T7">σ</text:span><text:span text:style-name="T8"> [10</text:span><text:span text:style-name="T9">-38</text:span><text:span text:style-name="T5"> cm</text:span><text:span text:style-name="T9">2</text:span><text:span text:style-name="T5">]</text:span></text:p>
          </draw:text-box>
        </draw:frame>
        <draw:frame draw:style-name="gr4" draw:text-style-name="P5" draw:layer="layout" svg:width="6.096cm" svg:height="0.999cm" draw:transform="rotate (1.5707963267949) translate (3.25cm 18.17cm)">
          <draw:text-box>
            <text:p text:style-name="P4"><text:span text:style-name="T7">σ</text:span><text:span text:style-name="T8"> [10</text:span><text:span text:style-name="T9">-38</text:span><text:span text:style-name="T5"> cm</text:span><text:span text:style-name="T9">2</text:span><text:span text:style-name="T5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GENIE (CC interactions)</text:p>
          </draw:text-box>
        </draw:frame>
        <draw:frame draw:style-name="gr2" draw:text-style-name="P2" draw:layer="layout" svg:width="23.709cm" svg:height="15.318cm" svg:x="2.707cm" svg:y="4.089cm">
          <draw:image xlink:href="Pictures/20000002000002380000016F38025979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" presentation:use-date-time-name="dtd1">
        <draw:frame presentation:style-name="pr4" draw:layer="layout" svg:width="25.199cm" svg:height="3.506cm" svg:x="1.4cm" svg:y="0.837cm" presentation:class="title">
          <draw:text-box>
            <text:p>Conclusion for <text:span text:style-name="T1">ν</text:span> Event Generato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Nuance and GENIE cross-sections seem to be consistent.</text:p>
              </text:list-item>
              <text:list-item>
                <text:p>Currently GENIE has better support and is actively developed.</text:p>
              </text:list-item>
              <text:list-item>
                <text:p>Choose GENI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Calculated Atmospheric Neutrino Spectrum and Fit for Kamioka Mine</text:p>
          </draw:text-box>
        </draw:frame>
        <draw:frame draw:style-name="gr2" draw:text-style-name="P2" draw:layer="layout" svg:width="20.037cm" svg:height="13.581cm" svg:x="5.2cm" svg:y="4.961cm">
          <draw:image xlink:href="Pictures/200000020000023800000181523DD365.eps" xlink:type="simple" xlink:show="embed" xlink:actuate="onLoad">
            <text:p/>
          </draw:image>
        </draw:frame>
        <draw:frame draw:style-name="gr3" draw:text-style-name="P8" draw:layer="layout" svg:width="17.272cm" svg:height="1.199cm" svg:x="7.366cm" svg:y="4.961cm">
          <draw:text-box>
            <text:p text:style-name="P1"><text:span text:style-name="T11">Honda et al. Improvement of low energy atmospheric neutrino flux calculation using the JAM nuclear interaction model Phys. Rev. D 83, 123001 (2011) [34 pages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GENIE Neutrino Spectrum using Fit</text:p>
          </draw:text-box>
        </draw:frame>
        <draw:frame draw:style-name="gr2" draw:text-style-name="P2" draw:layer="layout" svg:width="9.033cm" svg:height="8.667cm" svg:x="3.843cm" svg:y="3.372cm">
          <draw:image xlink:href="Pictures/2000000200000238000002216D2FB977.eps" xlink:type="simple" xlink:show="embed" xlink:actuate="onLoad">
            <text:p/>
          </draw:image>
        </draw:frame>
        <draw:frame draw:style-name="gr3" draw:layer="layout" svg:width="2.286cm" svg:height="0.962cm" svg:x="7.188cm" svg:y="3.88cm">
          <draw:text-box>
            <text:p>Nu_e</text:p>
          </draw:text-box>
        </draw:frame>
        <draw:frame draw:style-name="gr2" draw:text-style-name="P2" draw:layer="layout" svg:width="9.522cm" svg:height="9.136cm" svg:x="3.732cm" svg:y="11.43cm">
          <draw:image xlink:href="Pictures/200000020000023800000221CF9064F3.eps" xlink:type="simple" xlink:show="embed" xlink:actuate="onLoad">
            <text:p/>
          </draw:image>
        </draw:frame>
        <draw:frame draw:style-name="gr3" draw:layer="layout" svg:width="3.048cm" svg:height="0.962cm" svg:x="6.788cm" svg:y="11.88cm">
          <draw:text-box>
            <text:p>Antinu_e</text:p>
          </draw:text-box>
        </draw:frame>
        <draw:frame draw:style-name="gr2" draw:text-style-name="P2" draw:layer="layout" svg:width="8.881cm" svg:height="8.52cm" svg:x="14.871cm" svg:y="3.418cm">
          <draw:image xlink:href="Pictures/2000000200000238000002214272D9C9.eps" xlink:type="simple" xlink:show="embed" xlink:actuate="onLoad">
            <text:p/>
          </draw:image>
        </draw:frame>
        <draw:frame draw:style-name="gr3" draw:layer="layout" svg:width="2.894cm" svg:height="0.962cm" svg:x="18.188cm" svg:y="3.88cm">
          <draw:text-box>
            <text:p>Nu_mu</text:p>
          </draw:text-box>
        </draw:frame>
        <draw:frame draw:style-name="gr2" draw:text-style-name="P2" draw:layer="layout" svg:width="9.398cm" svg:height="9.016cm" svg:x="14.726cm" svg:y="11.46cm">
          <draw:image xlink:href="Pictures/200000020000023800000221DEA671B8.eps" xlink:type="simple" xlink:show="embed" xlink:actuate="onLoad">
            <text:p/>
          </draw:image>
        </draw:frame>
        <draw:frame draw:style-name="gr3" draw:layer="layout" svg:width="3.602cm" svg:height="0.962cm" svg:x="17.988cm" svg:y="11.88cm">
          <draw:text-box>
            <text:p>Antinu_mu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GENIE: Lepton VS<text:line-break/>Neutrino Energy</text:p>
          </draw:text-box>
        </draw:frame>
        <draw:frame draw:style-name="gr2" draw:text-style-name="P2" draw:layer="layout" svg:width="20.037cm" svg:height="13.581cm" svg:x="3.839cm" svg:y="4.707cm">
          <draw:image xlink:href="Pictures/200000020000023800000181990FE260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GENIE: Lepton Angle VS<text:line-break/>Neutrino Energy</text:p>
          </draw:text-box>
        </draw:frame>
        <draw:frame draw:style-name="gr2" draw:text-style-name="P2" draw:layer="layout" svg:width="20.037cm" svg:height="13.581cm" svg:x="3.839cm" svg:y="5.215cm">
          <draw:image xlink:href="Pictures/2000000200000238000001811FE080BF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date-time-name="dtd1">
        <draw:frame draw:style-name="gr2" draw:text-style-name="P2" draw:layer="layout" svg:width="20.037cm" svg:height="19.225cm" svg:x="3.693cm" svg:y="2.236cm">
          <draw:image xlink:href="Pictures/200000020000023800000221D79F0A9E.eps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<text:span text:style-name="T1">Sample ν</text:span><text:span text:style-name="T12">e</text:span> Event (KLG4)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date-time-name="dtd1">
        <draw:frame draw:style-name="gr2" draw:text-style-name="P2" draw:layer="layout" svg:width="20.037cm" svg:height="19.225cm" svg:x="3.703cm" svg:y="2.247cm">
          <draw:image xlink:href="Pictures/2000000200000238000002219A57F33C.eps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<text:span text:style-name="T1">Sample ν</text:span><text:span text:style-name="T12">e</text:span> Event (KLG4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Neutrino Directionality:<text:line-break/>Center of Inverse Time</text:p>
          </draw:text-box>
        </draw:frame>
        <draw:frame draw:style-name="gr2" draw:text-style-name="P2" draw:layer="layout" svg:width="17.704cm" svg:height="24.251cm" draw:transform="rotate (-1.5707963267949) translate (26.297cm 4.394cm)">
          <draw:image xlink:href="Pictures/20000002000001090000016B40B39C60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Neutrino Directionality:<text:line-break/>Center of Sqrt of Charge</text:p>
          </draw:text-box>
        </draw:frame>
        <draw:frame draw:style-name="gr2" draw:text-style-name="P2" draw:layer="layout" svg:width="17.73cm" svg:height="24.288cm" draw:transform="rotate (-1.5707963267949) translate (26.288cm 4.622cm)">
          <draw:image xlink:href="Pictures/20000002000001090000016B218998DA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 presentation:use-date-time-name="dtd1">
        <draw:frame presentation:style-name="pr1" draw:text-style-name="P9" draw:layer="layout" svg:width="25.199cm" svg:height="16.255cm" svg:x="1.4cm" svg:y="0.837cm" presentation:class="subtitle">
          <draw:text-box>
            <text:p><text:span text:style-name="T13">Vector from “center of 1/time” to “center of sqrt(charge)” is a good and quick estimate of particle dire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date-time-name="dtd1">
        <draw:frame presentation:style-name="pr6" draw:layer="layout" svg:width="25.199cm" svg:height="3.506cm" svg:x="1.4cm" svg:y="0.837cm" presentation:class="title">
          <draw:text-box>
            <text:p>FC Lepton Direction Fit (KLG4)</text:p>
          </draw:text-box>
        </draw:frame>
        <draw:frame draw:style-name="gr2" draw:text-style-name="P2" draw:layer="layout" svg:width="15.211cm" svg:height="14.595cm" svg:x="0.029cm" svg:y="4.093cm">
          <draw:image xlink:href="Pictures/200000020000023800000221E449BDE8.eps" xlink:type="simple" xlink:show="embed" xlink:actuate="onLoad">
            <text:p/>
          </draw:image>
        </draw:frame>
        <draw:frame draw:style-name="gr3" draw:layer="layout" svg:width="4.064cm" svg:height="0.962cm" svg:x="5.55cm" svg:y="5.334cm">
          <draw:text-box>
            <text:p>1GeV mu-</text:p>
          </draw:text-box>
        </draw:frame>
        <draw:frame draw:style-name="gr2" draw:text-style-name="P2" draw:layer="layout" svg:width="15.3cm" svg:height="14.681cm" svg:x="12.7cm" svg:y="4.05cm">
          <draw:image xlink:href="Pictures/2000000200000238000002217472C627.eps" xlink:type="simple" xlink:show="embed" xlink:actuate="onLoad">
            <text:p/>
          </draw:image>
        </draw:frame>
        <draw:frame draw:style-name="gr3" draw:layer="layout" svg:width="3.556cm" svg:height="0.962cm" svg:x="18.566cm" svg:y="5.334cm">
          <draw:text-box>
            <text:p>1GeV e+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FC Nu_e Direction Fit (KLG4)</text:p>
          </draw:text-box>
        </draw:frame>
        <draw:frame draw:style-name="gr2" draw:text-style-name="P2" draw:layer="layout" svg:width="15.24cm" svg:height="14.623cm" svg:x="0cm" svg:y="4.076cm">
          <draw:image xlink:href="Pictures/20000002000002380000022147EF9875.eps" xlink:type="simple" xlink:show="embed" xlink:actuate="onLoad">
            <text:p/>
          </draw:image>
        </draw:frame>
        <draw:frame draw:style-name="gr3" draw:layer="layout" svg:width="8.382cm" svg:height="0.962cm" svg:x="3.404cm" svg:y="5.08cm">
          <draw:text-box>
            <text:p>&gt; 1GeV atmospheric nu_e</text:p>
          </draw:text-box>
        </draw:frame>
        <draw:frame draw:style-name="gr2" draw:text-style-name="P2" draw:layer="layout" svg:width="15.211cm" svg:height="14.595cm" svg:x="12.7cm" svg:y="4.093cm">
          <draw:image xlink:href="Pictures/200000020000023800000221411856CA.eps" xlink:type="simple" xlink:show="embed" xlink:actuate="onLoad">
            <text:p/>
          </draw:image>
        </draw:frame>
        <draw:frame draw:style-name="gr3" draw:layer="layout" svg:width="9.652cm" svg:height="0.962cm" svg:x="15.496cm" svg:y="5.08cm">
          <draw:text-box>
            <text:p>&gt; 1GeV atmospheric nu_e_bar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date-time-name="dtd1">
        <draw:frame presentation:style-name="pr4" draw:layer="layout" svg:width="25.199cm" svg:height="3.506cm" svg:x="1.4cm" svg:y="0.837cm" presentation:class="title">
          <draw:text-box>
            <text:p>FC Nu_mu Direction Fit (KLG4)</text:p>
          </draw:text-box>
        </draw:frame>
        <draw:frame draw:style-name="gr2" draw:text-style-name="P2" draw:layer="layout" svg:width="15.211cm" svg:height="14.595cm" svg:x="0.029cm" svg:y="4.093cm">
          <draw:image xlink:href="Pictures/20000002000002380000022169EC0697.eps" xlink:type="simple" xlink:show="embed" xlink:actuate="onLoad">
            <text:p/>
          </draw:image>
        </draw:frame>
        <draw:frame draw:style-name="gr3" draw:layer="layout" svg:width="9.144cm" svg:height="0.962cm" svg:x="3.088cm" svg:y="5.334cm">
          <draw:text-box>
            <text:p>&gt; 1GeV atmospheric <text:s/>nu_mu</text:p>
          </draw:text-box>
        </draw:frame>
        <draw:frame draw:style-name="gr2" draw:text-style-name="P2" draw:layer="layout" svg:width="15.211cm" svg:height="14.595cm" svg:x="12.7cm" svg:y="4.093cm">
          <draw:image xlink:href="Pictures/20000002000002380000022115552447.eps" xlink:type="simple" xlink:show="embed" xlink:actuate="onLoad">
            <text:p/>
          </draw:image>
        </draw:frame>
        <draw:frame draw:style-name="gr3" draw:layer="layout" svg:width="10.16cm" svg:height="0.962cm" svg:x="15.254cm" svg:y="5.388cm">
          <draw:text-box>
            <text:p>&gt; 1GeV atmospheric <text:s/>nu_mu_bar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date-time-name="dtd1">
        <draw:frame presentation:style-name="pr6" draw:layer="layout" svg:width="25.199cm" svg:height="5.209cm" svg:x="1.4cm" svg:y="-0.014cm" presentation:class="title" presentation:user-transformed="true">
          <draw:text-box>
            <text:p>Disagreement of This Fitter from KAT Muon Fitter<text:line-break/>(muon from RTQ run 5000~5099)</text:p>
          </draw:text-box>
        </draw:frame>
        <draw:frame draw:style-name="gr2" draw:text-style-name="P2" draw:layer="layout" svg:width="14.723cm" svg:height="9.979cm" svg:x="13.277cm" svg:y="5.531cm">
          <draw:image xlink:href="Pictures/2000000200000238000001814F563066.eps" xlink:type="simple" xlink:show="embed" xlink:actuate="onLoad">
            <text:p/>
          </draw:image>
        </draw:frame>
        <draw:frame draw:style-name="gr2" draw:text-style-name="P2" draw:layer="layout" svg:width="14.449cm" svg:height="9.793cm" svg:x="0.029cm" svg:y="5.613cm">
          <draw:image xlink:href="Pictures/200000020000023800000181C7FB4C37.eps" xlink:type="simple" xlink:show="embed" xlink:actuate="onLoad">
            <text:p/>
          </draw:image>
        </draw:frame>
        <draw:frame draw:style-name="gr3" draw:layer="layout" svg:width="7.266cm" svg:height="0.962cm" svg:x="4.234cm" svg:y="5.912cm">
          <draw:text-box>
            <text:p>No PE cut on PMTs </text:p>
          </draw:text-box>
        </draw:frame>
        <draw:frame draw:style-name="gr3" draw:layer="layout" svg:width="7.12cm" svg:height="0.962cm" svg:x="17.234cm" svg:y="5.912cm">
          <draw:text-box>
            <text:p>&lt; 600 PE cut on PMTs</text:p>
          </draw:text-box>
        </draw:frame>
        <draw:line draw:style-name="gr6" draw:text-style-name="P2" draw:layer="layout" svg:x1="12.446cm" svg:y1="10.938cm" svg:x2="14.986cm" svg:y2="10.938cm">
          <text:p/>
        </draw:line>
        <draw:frame draw:style-name="gr7" draw:layer="layout" svg:width="12.7cm" svg:height="3.806cm" svg:x="1.778cm" svg:y="15.539cm">
          <draw:text-box>
            <text:list text:style-name="L4">
              <text:list-item>
                <text:p>Average OD Nsum ~45.</text:p>
              </text:list-item>
              <text:list-item>
                <text:p>Mostly through going muons.</text:p>
              </text:list-item>
              <text:list-item>
                <text:p>Prepulsing of PMTs near entry/exit points giving strange first hit times when calculating “center of 1/time”? </text:p>
              </text:list-item>
            </text:list>
          </draw:text-box>
        </draw:frame>
        <draw:frame draw:style-name="gr8" draw:layer="layout" svg:width="12.7cm" svg:height="3.211cm" svg:x="15.178cm" svg:y="15.54cm">
          <draw:text-box>
            <text:list text:style-name="L4">
              <text:list-item>
                <text:p>Fitter agreement Improved by placing cut on PMTs with high first hit PE when calculating “center of 1/time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date-time-name="dtd1">
        <draw:frame draw:style-name="gr2" draw:text-style-name="P2" draw:layer="layout" svg:width="20.037cm" svg:height="13.581cm" svg:x="3.917cm" svg:y="2.803cm">
          <draw:image xlink:href="Pictures/200000020000023800000181D1A60381.eps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Zenith Angle of Both Fitters<text:line-break/>(muons from RTQ run 5000~5099)</text:p>
          </draw:text-box>
        </draw:frame>
        <draw:frame draw:style-name="gr9" draw:layer="layout" svg:width="15.24cm" svg:height="2.384cm" svg:x="6.882cm" svg:y="16.756cm">
          <draw:text-box>
            <text:list text:style-name="L4">
              <text:list-item>
                <text:p>Muon Fitter is fitting through-going muons well.</text:p>
              </text:list-item>
              <text:list-item>
                <text:p>New fitter is less accurate for through going muons..</text:p>
              </text:list-item>
            </text:list>
          </draw:text-box>
        </draw:frame>
        <draw:line draw:style-name="gr10" draw:text-style-name="P2" draw:layer="layout" svg:x1="12.462cm" svg:y1="7.112cm" svg:x2="14.24cm" svg:y2="7.112cm">
          <text:p/>
        </draw:line>
        <draw:line draw:style-name="gr11" draw:text-style-name="P2" draw:layer="layout" svg:x1="12.462cm" svg:y1="9.112cm" svg:x2="14.24cm" svg:y2="9.112cm">
          <text:p/>
        </draw:line>
        <draw:frame draw:style-name="gr3" draw:layer="layout" svg:width="3.81cm" svg:height="0.962cm" svg:x="14.986cm" svg:y="6.604cm">
          <draw:text-box>
            <text:p>This Fitter</text:p>
          </draw:text-box>
        </draw:frame>
        <draw:frame draw:style-name="gr3" draw:layer="layout" svg:width="3.81cm" svg:height="0.962cm" svg:x="14.986cm" svg:y="8.604cm">
          <draw:text-box>
            <text:p>Muon Fitter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date-time-name="dtd1">
        <draw:frame draw:style-name="gr2" draw:text-style-name="P2" draw:layer="layout" svg:width="21.352cm" svg:height="20.486cm" svg:x="3.671cm" svg:y="0.508cm">
          <draw:image xlink:href="Pictures/2000000200000238000002219EA0D8F3.eps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onstructed T2K <text:span text:style-name="T14">Event</text:span><text:span text:style-name="T2"> Dir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" presentation:use-date-time-name="dtd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<text:span text:style-name="T1">ν event generators were compared, and GENIE was selected.</text:span></text:p>
              </text:list-item>
              <text:list-item>
                <text:p><text:span text:style-name="T1">Fully contained atmospheric neutrino directionality achieved in KLG4Sim.</text:span></text:p>
              </text:list-item>
              <text:list-item>
                <text:p><text:span text:style-name="T1">T2K ν direction reconstruction tried with Muon fitter and new fitt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 presentation:use-date-time-name="dtd1">
        <draw:frame presentation:style-name="pr6" draw:layer="layout" svg:width="25.199cm" svg:height="3.506cm" svg:x="1.4cm" svg:y="0.837cm" presentation:class="title">
          <draw:text-box>
            <text:p>To Do</text:p>
          </draw:text-box>
        </draw:frame>
        <draw:frame presentation:style-name="pr8" draw:text-style-name="P1" draw:layer="layout" svg:width="24.639cm" svg:height="12.179cm" svg:x="1.4cm" svg:y="4.914cm" presentation:class="subtitle">
          <draw:text-box>
            <text:list text:style-name="L5">
              <text:list-item>
                <text:p text:style-name="P1"><text:s/>Use GENIE neutrino spectrum with finer bins.</text:p>
              </text:list-item>
              <text:list-item>
                <text:p text:style-name="P1"><text:s/>Combine advantages of both fitters to achieve</text:p>
                <text:list>
                  <text:list-header>
                    <text:p text:style-name="P1">good directionality in FC, PC, through-going events.</text:p>
                  </text:list-header>
                </text:list>
              </text:list-item>
              <text:list-item>
                <text:p text:style-name="P1"><text:s/>Test algorithm on atmospheric neutrin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0T09:55:02</meta:creation-date>
    <meta:generator>LibreOffice/3.6$Linux_X86_64 LibreOffice_project/360m1$Build-2</meta:generator>
    <dc:date>2013-09-16T10:57:59</dc:date>
    <meta:editing-duration>P2DT5H26M24S</meta:editing-duration>
    <meta:editing-cycles>18</meta:editing-cycles>
    <meta:document-statistic meta:object-count="161"/>
  </office:meta>
</office:document-meta>
</file>